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B000003EB989608E4F883F693.png" manifest:media-type="image/png"/>
  <manifest:file-entry manifest:full-path="Pictures/100000010000058B000003EB729426F2694D9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2.016cm" draw:z-index="0"><draw:image xlink:href="Pictures/100000010000058B000003EB729426F2694D916B.png" xlink:type="simple" xlink:show="embed" xlink:actuate="onLoad" draw:mime-type="image/png"/></draw:frame><draw:frame draw:style-name="fr1" draw:name="Image2" text:anchor-type="char" svg:x="0.026cm" svg:y="12.938cm" svg:width="17cm" svg:height="12.016cm" draw:z-index="1"><draw:image xlink:href="Pictures/100000010000058B000003EB989608E4F883F6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41:22.784880381</meta:creation-date>
    <dc:date>2023-11-21T15:42:20.252953245</dc:date>
    <meta:editing-duration>PT5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